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5" calcext:value-type="float">
            <text:p>9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100" calcext:value-type="float">
            <text:p>1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30" calcext:value-type="float">
            <text:p>11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0" calcext:value-type="float">
            <text:p>13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0" calcext:value-type="float">
            <text:p>14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00" calcext:value-type="float">
            <text:p>1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0" calcext:value-type="float">
            <text:p>15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0" calcext:value-type="float">
            <text:p>146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0" calcext:value-type="float">
            <text:p>11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0" calcext:value-type="float">
            <text:p>10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0" calcext:value-type="float">
            <text:p>127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0" calcext:value-type="float">
            <text:p>146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0" calcext:value-type="float">
            <text:p>142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0" calcext:value-type="float">
            <text:p>13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0" calcext:value-type="float">
            <text:p>940</text:p>
          </table:table-cell>
          <table:table-cell office:value-type="float" office:value="69" calcext:value-type="float">
            <text:p>69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NGLE POLYNOMIAL</text:p>
          </table:table-cell>
          <table:table-cell table:number-matrix-columns-spanned="5" table:number-matrix-rows-spanned="1" table:formula="of:=LINEST([.C5:.C9];[.B5:.B9]^{1;2;3;4};1;0)" office:value-type="float" office:value="-0.00000186908657535942" calcext:value-type="float">
            <text:p>-1.86908657535942E-06</text:p>
          </table:table-cell>
          <table:table-cell office:value-type="float" office:value="0.000758187505810563" calcext:value-type="float">
            <text:p>0.000758187505810563</text:p>
          </table:table-cell>
          <table:table-cell office:value-type="float" office:value="-0.103151419723017" calcext:value-type="float">
            <text:p>-0.103151419723017</text:p>
          </table:table-cell>
          <table:table-cell office:value-type="float" office:value="5.04783469129499" calcext:value-type="float">
            <text:p>5.04783469129499</text:p>
          </table:table-cell>
          <table:table-cell office:value-type="float" office:value="-7.68909929835971" calcext:value-type="float">
            <text:p>-7.689099298359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NGLE POLYNOMIAL</text:p>
          </table:table-cell>
          <table:table-cell table:number-matrix-columns-spanned="5" table:number-matrix-rows-spanned="1" table:formula="of:=LINEST([.D5:.D9];[.B5:.B9]^{1;2;3;4};1;0)" office:value-type="float" office:value="-0.0000140815299983857" calcext:value-type="float">
            <text:p>-1.40815299983857E-05</text:p>
          </table:table-cell>
          <table:table-cell office:value-type="float" office:value="0.0062722415439123" calcext:value-type="float">
            <text:p>0.0062722415439123</text:p>
          </table:table-cell>
          <table:table-cell office:value-type="float" office:value="-0.946527006132886" calcext:value-type="float">
            <text:p>-0.946527006132886</text:p>
          </table:table-cell>
          <table:table-cell office:value-type="float" office:value="59.706055401656" calcext:value-type="float">
            <text:p>59.706055401656</text:p>
          </table:table-cell>
          <table:table-cell office:value-type="float" office:value="-113.675955406655" calcext:value-type="float">
            <text:p>-113.675955406655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ANGLE</text:p>
          </table:table-cell>
          <table:table-cell office:value-type="string" calcext:value-type="string">
            <text:p>ANGLE ERROR</text:p>
          </table:table-cell>
          <table:table-cell office:value-type="string" calcext:value-type="string">
            <text:p>PREDICTED SPEED</text:p>
          </table:table-cell>
          <table:table-cell office:value-type="string" calcext:value-type="string">
            <text:p>SPEED ERROR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.85" calcext:value-type="float">
            <text:p>86.85</text:p>
          </table:table-cell>
          <table:table-cell office:value-type="float" office:value="43" calcext:value-type="float">
            <text:p>43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72" calcext:value-type="float">
            <text:p>72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7.2" calcext:value-type="float">
            <text:p>137.2</text:p>
          </table:table-cell>
          <table:table-cell office:value-type="float" office:value="39" calcext:value-type="float">
            <text:p>39</text:p>
          </table:table-cell>
          <table:table-cell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7.2" calcext:value-type="float">
            <text:p>147.2</text:p>
          </table:table-cell>
          <table:table-cell office:value-type="float" office:value="41" calcext:value-type="float">
            <text:p>41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2.I10:Sheet2.I10"/>
        <table:database-range table:name="__Anonymous_Sheet_DB__1" table:target-range-address="Sheet2.B4:Sheet2.D10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21:40:10.608121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0:49:12.306069003</meta:creation-date>
    <dc:date>2026-04-03T22:47:54.057640599</dc:date>
    <meta:editing-duration>PT1H18M8S</meta:editing-duration>
    <meta:editing-cycles>4</meta:editing-cycles>
    <meta:generator>LibreOffice/24.2.7.2$Linux_X86_64 LibreOffice_project/420$Build-2</meta:generator>
    <meta:document-statistic meta:table-count="2" meta:cell-count="130" meta:object-count="0"/>
  </office:meta>
</office:document-meta>
</file>